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−</mo>
                <mn>0.8</mn>
                <mo stretchy="false">−</mo>
                <mn>0.2</mn>
              </mrow>
            </mrow>
            <mi>sin</mi>
            <mrow>
              <mo fence="true" stretchy="false">(</mo>
              <mrow>
                <mi>x</mi>
              </mrow>
              <mo fence="true" stretchy="false">)</mo>
            </mrow>
            <mspace width="4em"/>
            <mrow>
              <mo fence="true" stretchy="false">[</mo>
              <mrow>
                <mn>0,1.570796</mn>
              </mrow>
              <mo fence="true" stretchy="false">]</mo>
            </mrow>
            <mspace width="2em"/>
            <mi mathvariant="italic">aralığında</mi>
            <mspace width="2em"/>
            <msup>
              <mn>10</mn>
              <mrow>
                <mo stretchy="false">−</mo>
                <mn>4</mn>
              </mrow>
            </msup>
            <mi mathvariant="italic">hata</mi>
            <mspace width="2em"/>
            <mi mathvariant="italic">payı</mi>
            <mspace width="2em"/>
            <mi mathvariant="italic">ile</mi>
            <mi mathvariant="italic">hesaplyın</mi>
            <mn>.</mn>
          </mrow>
        </mtd>
      </mtr>
      <mtr>
        <mtd columnalign="right">
          <mrow>
            <mi mathvariant="italic">Formül</mi>
            <mo stretchy="false">→</mo>
            <mrow>
              <msub>
                <mi>x</mi>
                <mrow>
                  <mi>a</mi>
                  <mo stretchy="false">+</mo>
                  <mn>1</mn>
                </mrow>
              </msub>
              <mo stretchy="false">=</mo>
              <mrow>
                <msub>
                  <mi>x</mi>
                  <mi>a</mi>
                </msub>
                <mo stretchy="false">−</mo>
                <mfrac>
                  <mrow>
                    <mi>f</mi>
                    <mrow>
                      <mo fence="true" stretchy="false">(</mo>
                      <mrow>
                        <msub>
                          <mi>x</mi>
                          <mi>a</mi>
                        </msub>
                      </mrow>
                      <mo fence="true" stretchy="false">)</mo>
                    </mrow>
                  </mrow>
                  <mrow>
                    <mi>f</mi>
                    <mi>'</mi>
                    <mrow>
                      <mo fence="true" stretchy="false">(</mo>
                      <mrow>
                        <msub>
                          <mi>x</mi>
                          <mi>a</mi>
                        </msub>
                      </mrow>
                      <mo fence="true" stretchy="false">)</mo>
                    </mrow>
                  </mrow>
                </mfrac>
              </mrow>
            </mrow>
          </mrow>
        </mtd>
      </mtr>
      <mtr>
        <mtd columnalign="right"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−</mo>
                <mn>0.2</mn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 columnalign="right"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.2</mn>
            </mrow>
            <mi>si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 columnalign="left">
          <mrow>
            <mi mathvariant="italic">ANSWER</mi>
            <mi mathvariant="normal">:</mi>
          </mrow>
        </mtd>
      </mtr>
      <mtr>
        <mtd columnalign="left">
          <mrow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  <mspace width="4em"/>
            <mi>f</mi>
            <mrow>
              <mrow>
                <mo fence="true" stretchy="false">(</mo>
                <mrow>
                  <mn>1.570796</mn>
                </mrow>
                <mo fence="true" stretchy="false">)</mo>
              </mrow>
              <mo stretchy="false">=</mo>
              <mn>1.570796</mn>
            </mrow>
            <mspace width="2em"/>
            <mo stretchy="false">→</mo>
            <mspace width="2em"/>
            <mi mathvariant="italic">zıt</mi>
            <mspace width="2em"/>
            <mi mathvariant="italic">işaretlilerse</mi>
            <mspace width="2em"/>
            <mi mathvariant="italic">kök</mi>
            <mspace width="2em"/>
            <mi mathvariant="italic">vardır</mi>
            <mn>.</mn>
          </mrow>
        </mtd>
      </mtr>
      <mtr>
        <mtd columnalign="left">
          <mrow>
            <mrow>
              <msub>
                <mi>x</mi>
                <mn>0</mn>
              </msub>
              <mo stretchy="false">=</mo>
              <mn>1.570796</mn>
            </mrow>
            <mspace width="2em"/>
            <mi mathvariant="italic">ise</mi>
            <mspace width="2em"/>
            <mrow>
              <msub>
                <mi>x</mi>
                <mn>1</mn>
              </msub>
              <mo stretchy="false">=</mo>
              <mrow>
                <mn>1.570796</mn>
                <mo stretchy="false">−</mo>
                <mfrac>
                  <mn>0.570796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frac>
              </mrow>
              <mo stretchy="false">=</mo>
              <mn>1</mn>
            </mrow>
            <mspace width="2em"/>
            <mo stretchy="false">→</mo>
            <mo stretchy="false">→</mo>
            <mspace width="4em"/>
            <mrow>
              <mi mathvariant="normal">ε</mi>
              <mo stretchy="false">=</mo>
              <mrow>
                <mo fence="true" stretchy="false">|</mo>
                <mrow>
                  <mrow>
                    <msub>
                      <mi>x</mi>
                      <mn>1</mn>
                    </msub>
                    <mo stretchy="false">−</mo>
                    <msub>
                      <mi>x</mi>
                      <mn>0</mn>
                    </msub>
                  </mrow>
                </mrow>
                <mo fence="true" stretchy="false">|</mo>
              </mrow>
              <mo stretchy="false">=</mo>
              <mn>0.570796</mn>
              <mo stretchy="false">&lt;</mo>
              <msup>
                <mn>10</mn>
                <mrow>
                  <mo stretchy="false">−</mo>
                  <mn>4</mn>
                </mrow>
              </msup>
            </mrow>
            <mi mathvariant="italic">hala</mi>
            <mi mathvariant="italic">küçük</mi>
            <mi mathvariant="italic">değil</mi>
          </mrow>
        </mtd>
      </mtr>
      <mtr>
        <mtd columnalign="left">
          <mrow>
            <mrow>
              <msub>
                <mi>x</mi>
                <mn>1</mn>
              </msub>
              <mo stretchy="false">=</mo>
              <mn>1</mn>
            </mrow>
            <mspace width="2em"/>
            <mi mathvariant="italic">ise</mi>
            <mspace width="2em"/>
            <mrow>
              <msub>
                <mi>x</mi>
                <mn>2</mn>
              </msub>
              <mo stretchy="false">=</mo>
              <mrow>
                <mn>1</mn>
                <mo stretchy="false">−</mo>
                <mfrac>
                  <mn>0.031706</mn>
                  <mn>0.891940</mn>
                </mfrac>
              </mrow>
              <mo stretchy="false">=</mo>
              <mn>0.964453</mn>
            </mrow>
            <mspace width="2em"/>
            <mo stretchy="false">→</mo>
            <mo stretchy="false">→</mo>
            <mspace width="4em"/>
            <mrow>
              <mi mathvariant="normal">ε</mi>
              <mo stretchy="false">=</mo>
              <mrow>
                <mo fence="true" stretchy="false">|</mo>
                <mrow>
                  <mrow>
                    <msub>
                      <mi>x</mi>
                      <mn>2</mn>
                    </msub>
                    <mo stretchy="false">−</mo>
                    <msub>
                      <mi>x</mi>
                      <mn>1</mn>
                    </msub>
                  </mrow>
                </mrow>
                <mo fence="true" stretchy="false">|</mo>
              </mrow>
              <mo stretchy="false">=</mo>
              <mn>0.035547</mn>
              <mo stretchy="false">&lt;</mo>
              <msup>
                <mn>10</mn>
                <mrow>
                  <mo stretchy="false">−</mo>
                  <mn>4</mn>
                </mrow>
              </msup>
            </mrow>
            <mi mathvariant="italic">hala</mi>
            <mi mathvariant="italic">küçük</mi>
            <mi mathvariant="italic">değildir</mi>
          </mrow>
        </mtd>
      </mtr>
      <mtr>
        <mtd columnalign="left">
          <mrow>
            <mrow>
              <msub>
                <mi>x</mi>
                <mn>2</mn>
              </msub>
              <mo stretchy="false">=</mo>
              <mn>0.964453</mn>
            </mrow>
            <mspace width="2em"/>
            <mi mathvariant="italic">ise</mi>
            <mspace width="2em"/>
            <mrow>
              <msub>
                <mi>x</mi>
                <mn>3</mn>
              </msub>
              <mo stretchy="false">=</mo>
              <mrow>
                <mn>0.964453</mn>
                <mo stretchy="false">−</mo>
                <mfrac>
                  <mn>0.000106</mn>
                  <mn>0.886027</mn>
                </mfrac>
              </mrow>
              <mo stretchy="false">=</mo>
              <mn>0.964334</mn>
            </mrow>
            <mspace width="2em"/>
            <mo stretchy="false">→</mo>
            <mo stretchy="false">→</mo>
            <mspace width="4em"/>
            <mrow>
              <mi mathvariant="normal">ε</mi>
              <mo stretchy="false">=</mo>
              <mrow>
                <mo fence="true" stretchy="false">|</mo>
                <mrow>
                  <mrow>
                    <msub>
                      <mi>x</mi>
                      <mn>3</mn>
                    </msub>
                    <mo stretchy="false">−</mo>
                    <msub>
                      <mi>x</mi>
                      <mn>2</mn>
                    </msub>
                  </mrow>
                </mrow>
                <mo fence="true" stretchy="false">|</mo>
              </mrow>
              <mo stretchy="false">=</mo>
              <mn>0.000119</mn>
              <mo stretchy="false">&lt;</mo>
              <msup>
                <mn>10</mn>
                <mrow>
                  <mo stretchy="false">−</mo>
                  <mn>4</mn>
                </mrow>
              </msup>
            </mrow>
            <mi mathvariant="italic">hala</mi>
            <mi mathvariant="italic">küçük</mi>
            <mi mathvariant="italic">değildir</mi>
          </mrow>
        </mtd>
      </mtr>
      <mtr>
        <mtd columnalign="left">
          <mrow>
            <mrow>
              <msub>
                <mi>x</mi>
                <mn>3</mn>
              </msub>
              <mo stretchy="false">=</mo>
              <mn>0.964334</mn>
            </mrow>
            <mspace width="2em"/>
            <mi mathvariant="italic">ise</mi>
            <mspace width="2em"/>
            <mrow>
              <msub>
                <mi>x</mi>
                <mn>4</mn>
              </msub>
              <mo stretchy="false">=</mo>
              <mrow>
                <mn>0.964334</mn>
                <mo stretchy="false">−</mo>
                <mfrac>
                  <mn>0</mn>
                  <mn>0.886007</mn>
                </mfrac>
              </mrow>
              <mo stretchy="false">=</mo>
              <mn>0.964334</mn>
            </mrow>
            <mspace width="2em"/>
            <mo stretchy="false">→</mo>
            <mo stretchy="false">→</mo>
            <mspace width="4em"/>
            <mrow>
              <mi mathvariant="normal">ε</mi>
              <mo stretchy="false">=</mo>
              <mrow>
                <mo fence="true" stretchy="false">|</mo>
                <mrow>
                  <mrow>
                    <msub>
                      <mi>x</mi>
                      <mn>4</mn>
                    </msub>
                    <mo stretchy="false">−</mo>
                    <msub>
                      <mi>x</mi>
                      <mn>3</mn>
                    </msub>
                  </mrow>
                </mrow>
                <mo fence="true" stretchy="false">|</mo>
              </mrow>
              <mo stretchy="false">=</mo>
              <mn>0.000000</mn>
              <mo stretchy="false">&lt;</mo>
              <msup>
                <mn>10</mn>
                <mrow>
                  <mo stretchy="false">−</mo>
                  <mn>4</mn>
                </mrow>
              </msup>
            </mrow>
            <mi mathvariant="italic">hala</mi>
            <mi mathvariant="italic">küçük</mi>
            <mi mathvariant="italic">değildir</mi>
          </mrow>
        </mtd>
      </mtr>
      <mtr>
        <mtd columnalign="left">
          <mrow>
            <mi mathvariant="italic">Answer</mi>
            <mi mathvariant="normal">:</mi>
            <mrow>
              <msub>
                <mi>x</mi>
                <mn>4</mn>
              </msub>
              <mo stretchy="false">=</mo>
              <mn>0.964334</mn>
            </mrow>
            <mn>....</mn>
            <mrow>
              <mo fence="true" stretchy="false">(</mo>
              <mrow>
                <mrow>
                  <mn>4.</mn>
                  <mi mathvariant="italic">iterasyon</mi>
                </mrow>
              </mrow>
              <mo fence="true" stretchy="false">)</mo>
            </mrow>
          </mrow>
        </mtd>
      </mtr>
    </mtable>
    <annotation encoding="StarMath 5.0">alignl f( x )=x-0.8-0.2sin(x)~~ [0,1.570796]~ aralığında~10^{-4} hata~payı~ile hesaplyın.newline

alignr Formül rightarrow x_{a+1} = x_{ a } - {f(x_{a})} over {f'(x_{a})}newline

alignr f'( x ) =1-0.2cos(x) newline

alignr f''( x )=0.2sin(x) newline

alignl ANSWER: newline

alignl f(0) = -1 ~~f(1.570796) =1.570796 ~ rightarrow~ zıt~işaretlilerse~kök~vardır. newline

alignl x_{0}=1.570796~ise~x_{1}=1.570796 -{0.570796} over {(1)} =1~rightarrow rightarrow~~
%varepsilon= lline x_{1} -x_{0}rline=0.570796&lt;10^{ -4 } hala küçük değil newline  

alignl x_{1}=1~ise~x_{2}=1-{0.031706} over {0.891940}=0.964453~rightarrow rightarrow~~
%varepsilon= lline x_{2} -x_{1}rline=0.035547&lt;10^{ -4 } hala küçük değildir newline 

alignl x_{2}=0.964453~ise~x_{3}=0.964453 -{0.000106} over {0.886027}=0.964334~rightarrow rightarrow~~
%varepsilon= lline x_{3} -x_{2}rline=0.000119&lt;10^{ -4 } hala küçük değildir newline

alignl x_{3}=0.964334~ise~x_{4}=0.964334 -{0} over {0.886007}=0.964334~rightarrow rightarrow~~
%varepsilon= lline x_{4} -x_{3}rline=0.000000&lt;10^{ -4 } hala küçük değildir newline


alignl Answer:x_{ 4 }=0.964334....( 4.iterasyon )
  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9:39:56.128695176</meta:creation-date>
    <meta:print-date>2017-03-12T17:44:30.259337423</meta:print-date>
    <dc:date>2017-03-12T17:45:17.409502123</dc:date>
    <meta:editing-duration>PT28M27S</meta:editing-duration>
    <meta:editing-cycles>3</meta:editing-cycles>
    <meta:generator>LibreOffice/5.1.4.2$Linux_X86_64 LibreOffice_project/10m0$Build-2</meta:generator>
  </office:meta>
</office:document-meta>
</file>